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ae52" officeooo:paragraph-rsid="001273d2"/>
    </style:style>
    <style:style style:name="P2" style:family="paragraph" style:parent-style-name="Standard">
      <style:text-properties officeooo:rsid="0004ae52" officeooo:paragraph-rsid="001273d2"/>
    </style:style>
    <style:style style:name="P3" style:family="paragraph" style:parent-style-name="Standard">
      <style:text-properties officeooo:rsid="0004ae52" officeooo:paragraph-rsid="00197fa8"/>
    </style:style>
    <style:style style:name="P4" style:family="paragraph" style:parent-style-name="Standard">
      <style:text-properties officeooo:rsid="001544aa" officeooo:paragraph-rsid="001544aa"/>
    </style:style>
    <style:style style:name="P5" style:family="paragraph" style:parent-style-name="Standard">
      <style:paragraph-properties fo:text-align="center" style:justify-single-word="false"/>
      <style:text-properties fo:font-size="20pt" officeooo:rsid="001544aa" officeooo:paragraph-rsid="001544aa" style:font-size-asian="20pt" style:font-size-complex="20pt"/>
    </style:style>
    <style:style style:name="P6" style:family="paragraph" style:parent-style-name="Standard">
      <style:paragraph-properties fo:text-align="start" style:justify-single-word="false"/>
      <style:text-properties fo:font-size="12pt" officeooo:rsid="001544aa" officeooo:paragraph-rsid="001544aa" style:font-size-asian="10.5pt" style:font-size-complex="12pt"/>
    </style:style>
    <style:style style:name="P7" style:family="paragraph" style:parent-style-name="Standard">
      <style:text-properties officeooo:rsid="00197fa8" officeooo:paragraph-rsid="00197fa8"/>
    </style:style>
    <style:style style:name="P8" style:family="paragraph" style:parent-style-name="Standard">
      <style:text-properties officeooo:rsid="001cf358" officeooo:paragraph-rsid="001cf358"/>
    </style:style>
    <style:style style:name="P9" style:family="paragraph" style:parent-style-name="Standard">
      <style:text-properties officeooo:rsid="001cf358" officeooo:paragraph-rsid="001273d2"/>
    </style:style>
    <style:style style:name="T1" style:family="text">
      <style:text-properties officeooo:rsid="000914a6"/>
    </style:style>
    <style:style style:name="T2" style:family="text">
      <style:text-properties officeooo:rsid="0006a474"/>
    </style:style>
    <style:style style:name="T3" style:family="text">
      <style:text-properties officeooo:rsid="0008f503"/>
    </style:style>
    <style:style style:name="T4" style:family="text">
      <style:text-properties officeooo:rsid="00169b8d"/>
    </style:style>
    <style:style style:name="T5" style:family="text">
      <style:text-properties officeooo:rsid="001725eb"/>
    </style:style>
    <style:style style:name="T6" style:family="text">
      <style:text-properties officeooo:rsid="00174d8b"/>
    </style:style>
    <style:style style:name="T7" style:family="text">
      <style:text-properties officeooo:rsid="00194935"/>
    </style:style>
    <style:style style:name="T8" style:family="text">
      <style:text-properties officeooo:rsid="00197fa8"/>
    </style:style>
    <style:style style:name="T9" style:family="text">
      <style:text-properties officeooo:rsid="00199182"/>
    </style:style>
    <style:style style:name="T10" style:family="text">
      <style:text-properties officeooo:rsid="001a946d"/>
    </style:style>
    <style:style style:name="T11" style:family="text">
      <style:text-properties officeooo:rsid="001c0e0c"/>
    </style:style>
    <style:style style:name="T12" style:family="text">
      <style:text-properties officeooo:rsid="001eb759"/>
    </style:style>
    <style:style style:name="T13" style:family="text">
      <style:text-properties officeooo:rsid="0020d8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oupe 1 : Bouissonnié, Barrett, Plavsic, Laroque</text:p>
      <text:p text:style-name="P5"/>
      <text:p text:style-name="P5">Définition dossier racine GIMP</text:p>
      <text:p text:style-name="P4"/>
      <text:p text:style-name="P1"/>
      <text:p text:style-name="P4">La liste suivante référence les dossiers de la racine du projet libre GIMP, notre travail consistant à analyser l’architecture du projet nous vous proposons notre compréhension de celui-ci. </text:p>
      <text:p text:style-name="P1"/>
      <text:p text:style-name="P1">Racine : </text:p>
      <text:p text:style-name="P1"/>
      <text:p text:style-name="P1">app : <text:span text:style-name="T4">Dossier du code source contenant langages, options, plug-in, tests, outils etc...</text:span></text:p>
      <text:p text:style-name="P1">build : <text:span text:style-name="T1">Dossier contenant les versions osx et windows.</text:span></text:p>
      <text:p text:style-name="P1">Cursors : <text:span text:style-name="T1">Images des différents pointeurs. </text:span></text:p>
      <text:p text:style-name="P1">Data : <text:span text:style-name="T7">Regroupement d’élément comme des modèles, images, interpreteurs ...</text:span> </text:p>
      <text:p text:style-name="P1">desktop : <text:span text:style-name="T8">Contient les images pour le bureau.</text:span></text:p>
      <text:p text:style-name="P3">Devel-docs : <text:span text:style-name="T8">Fichier aide aux développeurs dans le but d’ajouter des fonctionnalités.</text:span></text:p>
      <text:p text:style-name="P7">develop a GIMP plug-in or want to work on the GIMP core.</text:p>
      <text:p text:style-name="P1">docs : <text:span text:style-name="T8">Contient la documentation de gimp.</text:span></text:p>
      <text:p text:style-name="P1">Etc : <text:span text:style-name="T8">Contient des informations sur les users</text:span></text:p>
      <text:p text:style-name="P1">libgimp : <text:span text:style-name="T8">Contient les librairies propre à gimp. </text:span></text:p>
      <text:p text:style-name="P1">Libgimpbase : <text:span text:style-name="T5">Librairie basique de gimp regroupant calculs mathématiques, test d’accélération de cpu ...</text:span></text:p>
      <text:p text:style-name="P1">libgimpcolor : <text:span text:style-name="T8">La librairie de gimp pour les couleurs</text:span></text:p>
      <text:p text:style-name="P1">libgimpsconfig :<text:span text:style-name="T3">Contient la librarie de configuration de gimp (color , gimpconfig , config writer)</text:span></text:p>
      <text:p text:style-name="P1">libgimpmath : <text:span text:style-name="T2">Contient les librairies des formules mathématiques pour gimp (vector , matrix …)</text:span></text:p>
      <text:p text:style-name="P1">libgimpmodule : <text:span text:style-name="T10">Librairie de module de gimp</text:span></text:p>
      <text:p text:style-name="P1">libgimpthumb :</text:p>
      <text:p text:style-name="P1">libgimpwidgets : <text:span text:style-name="T10">Librairie de </text:span></text:p>
      <text:p text:style-name="P1">m4macros : <text:span text:style-name="T6">Dossier regroupant les macros.</text:span></text:p>
      <text:p text:style-name="P1">Menus : <text:span text:style-name="T12">Dossier de portage web.</text:span></text:p>
      <text:p text:style-name="P1"><text:span text:style-name="T12">M</text:span>odules : <text:span text:style-name="T13">Option disponible pour filtre photo, contrôleur midi ...</text:span> </text:p>
      <text:p text:style-name="P1">plug-ins : <text:span text:style-name="T8">Dossier de langages.</text:span></text:p>
      <text:p text:style-name="P1">po : <text:span text:style-name="T8">Contient les fichiers de langues</text:span></text:p>
      <text:p text:style-name="P1">po-libgimp : <text:span text:style-name="T8">Contient les fichiers de langues pour le dossier correspondant</text:span></text:p>
      <text:p text:style-name="P1">po-plug-ins : <text:span text:style-name="T8">Contient les fichiers de langues pour le dossier correspondant</text:span></text:p>
      <text:p text:style-name="P1">po-python : <text:span text:style-name="T8">Contient les fichiers de langues pour le dossier correspondant</text:span></text:p>
      <text:p text:style-name="P1">po-script-fu : <text:span text:style-name="T8">Contient les fichiers de langues pour le dossier correspondant</text:span></text:p>
      <text:p text:style-name="P1">po-tips : <text:span text:style-name="T8">Contient les fichiers de langues pour le dossier correspondant</text:span></text:p>
      <text:p text:style-name="P1">themes : <text:span text:style-name="T9">Version d’affichage du logiciel.</text:span></text:p>
      <text:p text:style-name="P1">Tools : <text:span text:style-name="T11">Dossier pour les utilisateurs souhaitant installer des plug-in non Bourne-Compatible</text:span></text:p>
      <text:p text:style-name="P9"/>
      <text:p text:style-name="P8">Ce projet contient 166 dossiers et 5894 fichiers, la liste ci dessus présente les dossiers de la racine du projet Gimp, malgré la quantité énorme d’information nous pouvons remarquer que la scission des différents fichiers est effectuée dans un but logique de répartition de l‘inform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1:16:21.113875451</meta:creation-date>
    <dc:date>2017-10-17T10:49:28.956642484</dc:date>
    <meta:editing-duration>PT2H7M23S</meta:editing-duration>
    <meta:editing-cycles>16</meta:editing-cycles>
    <meta:generator>LibreOffice/5.1.6.2$Linux_x86 LibreOffice_project/10m0$Build-2</meta:generator>
    <meta:document-statistic meta:table-count="0" meta:image-count="0" meta:object-count="0" meta:page-count="1" meta:paragraph-count="34" meta:word-count="350" meta:character-count="2298" meta:non-whitespace-character-count="1974"/>
  </office:meta>
</office:document-meta>
</file>